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HyphPattern.buildPatternFile( File infile , File out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erializeHyphPattern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HyphPattern.rebuild( File infile , File out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eHyphPattern.setErrorDump( boolean errorDu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HyphPattern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ializeHyphPattern.setTargetDir( String targe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HyphPattern.processFile( File basedir ,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ializeHyphPattern.getFile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